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14efca"/>
    </style:style>
    <style:style style:name="P2" style:family="paragraph" style:parent-style-name="Standard">
      <style:text-properties officeooo:rsid="0014efca" officeooo:paragraph-rsid="001c99ed"/>
    </style:style>
    <style:style style:name="P3" style:family="paragraph" style:parent-style-name="Standard">
      <style:text-properties officeooo:rsid="0014efca" officeooo:paragraph-rsid="0024cf36"/>
    </style:style>
    <style:style style:name="P4" style:family="paragraph" style:parent-style-name="Standard">
      <style:text-properties officeooo:rsid="0016a80a" officeooo:paragraph-rsid="0016a80a"/>
    </style:style>
    <style:style style:name="P5" style:family="paragraph" style:parent-style-name="Standard">
      <style:text-properties officeooo:rsid="0016a80a" officeooo:paragraph-rsid="0027dde9"/>
    </style:style>
    <style:style style:name="P6" style:family="paragraph" style:parent-style-name="Standard">
      <style:text-properties officeooo:rsid="001a7d32" officeooo:paragraph-rsid="001a7d32"/>
    </style:style>
    <style:style style:name="P7" style:family="paragraph" style:parent-style-name="Standard">
      <style:text-properties officeooo:rsid="001a7d32" officeooo:paragraph-rsid="0016a80a"/>
    </style:style>
    <style:style style:name="P8" style:family="paragraph" style:parent-style-name="Standard">
      <style:text-properties officeooo:rsid="001a7d32" officeooo:paragraph-rsid="0027dde9"/>
    </style:style>
    <style:style style:name="P9" style:family="paragraph" style:parent-style-name="Standard">
      <style:text-properties officeooo:rsid="00232406" officeooo:paragraph-rsid="00232406"/>
    </style:style>
    <style:style style:name="P10" style:family="paragraph" style:parent-style-name="Standard">
      <style:text-properties officeooo:rsid="00232406" officeooo:paragraph-rsid="002ee783"/>
    </style:style>
    <style:style style:name="P11" style:family="paragraph" style:parent-style-name="Standard">
      <style:text-properties officeooo:rsid="001c99ed" officeooo:paragraph-rsid="0014efca"/>
    </style:style>
    <style:style style:name="P12" style:family="paragraph" style:parent-style-name="Standard">
      <style:text-properties officeooo:rsid="0027dde9" officeooo:paragraph-rsid="0027dde9"/>
    </style:style>
    <style:style style:name="P13" style:family="paragraph" style:parent-style-name="Standard">
      <style:text-properties officeooo:rsid="00183387" officeooo:paragraph-rsid="0027dde9"/>
    </style:style>
    <style:style style:name="P14" style:family="paragraph" style:parent-style-name="Standard">
      <style:text-properties officeooo:rsid="001dedd7" officeooo:paragraph-rsid="0027dde9"/>
    </style:style>
    <style:style style:name="P15" style:family="paragraph" style:parent-style-name="Standard">
      <style:text-properties officeooo:rsid="002ee783" officeooo:paragraph-rsid="002ee783"/>
    </style:style>
    <style:style style:name="P16" style:family="paragraph" style:parent-style-name="Text_20_body">
      <style:text-properties officeooo:rsid="0016a80a" officeooo:paragraph-rsid="0027dde9"/>
    </style:style>
    <style:style style:name="P17" style:family="paragraph" style:parent-style-name="Standard" style:list-style-name="L1">
      <style:text-properties officeooo:paragraph-rsid="0038e600"/>
    </style:style>
    <style:style style:name="P18" style:family="paragraph" style:parent-style-name="Standard" style:list-style-name="L1">
      <style:text-properties officeooo:paragraph-rsid="003b973e"/>
    </style:style>
    <style:style style:name="P19" style:family="paragraph" style:parent-style-name="Standard" style:list-style-name="L1">
      <style:text-properties officeooo:paragraph-rsid="003e1704"/>
    </style:style>
    <style:style style:name="P20" style:family="paragraph" style:parent-style-name="Standard" style:list-style-name="L1">
      <style:text-properties officeooo:rsid="00232406" officeooo:paragraph-rsid="00232406"/>
    </style:style>
    <style:style style:name="P21" style:family="paragraph" style:parent-style-name="Standard">
      <style:text-properties officeooo:rsid="0024cf36" officeooo:paragraph-rsid="00232406"/>
    </style:style>
    <style:style style:name="P22" style:family="paragraph" style:parent-style-name="Standard">
      <style:text-properties officeooo:rsid="0014efca" officeooo:paragraph-rsid="0035be57"/>
    </style:style>
    <style:style style:name="P23" style:family="paragraph" style:parent-style-name="Standard">
      <style:text-properties officeooo:rsid="0014efca" officeooo:paragraph-rsid="0014efca"/>
    </style:style>
    <style:style style:name="P24" style:family="paragraph" style:parent-style-name="Standard">
      <style:text-properties officeooo:rsid="0014efca" officeooo:paragraph-rsid="003e8260"/>
    </style:style>
    <style:style style:name="P25" style:family="paragraph" style:parent-style-name="Standard">
      <style:text-properties officeooo:rsid="0014efca" officeooo:paragraph-rsid="003efd4f"/>
    </style:style>
    <style:style style:name="P26" style:family="paragraph" style:parent-style-name="Standard">
      <style:text-properties officeooo:rsid="001c99ed" officeooo:paragraph-rsid="0035be57"/>
    </style:style>
    <style:style style:name="P27" style:family="paragraph" style:parent-style-name="Standard">
      <style:text-properties officeooo:rsid="003efd4f" officeooo:paragraph-rsid="003efd4f"/>
    </style:style>
    <style:style style:name="P28" style:family="paragraph" style:parent-style-name="Heading_20_2">
      <style:text-properties officeooo:rsid="0027dde9" officeooo:paragraph-rsid="0027dde9"/>
    </style:style>
    <style:style style:name="P29" style:family="paragraph" style:parent-style-name="Heading_20_3">
      <style:text-properties officeooo:rsid="0027dde9" officeooo:paragraph-rsid="0027dde9"/>
    </style:style>
    <style:style style:name="P30" style:family="paragraph" style:parent-style-name="Text_20_body">
      <style:text-properties officeooo:paragraph-rsid="0031b9da"/>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style:style style:name="T4" style:family="text">
      <style:text-properties officeooo:rsid="00232406"/>
    </style:style>
    <style:style style:name="T5" style:family="text">
      <style:text-properties style:text-line-through-style="none" style:text-line-through-type="none"/>
    </style:style>
    <style:style style:name="T6" style:family="text">
      <style:text-properties style:text-line-through-style="none" style:text-line-through-type="none" officeooo:rsid="0024cf36"/>
    </style:style>
    <style:style style:name="T7" style:family="text">
      <style:text-properties style:text-line-through-style="none" style:text-line-through-type="none" officeooo:rsid="00232406"/>
    </style:style>
    <style:style style:name="T8" style:family="text">
      <style:text-properties style:text-line-through-style="none" style:text-line-through-type="none" officeooo:rsid="002f9096"/>
    </style:style>
    <style:style style:name="T9" style:family="text">
      <style:text-properties style:text-line-through-style="none" style:text-line-through-type="none" officeooo:rsid="0035be57"/>
    </style:style>
    <style:style style:name="T10" style:family="text">
      <style:text-properties style:text-line-through-style="none" style:text-line-through-type="none" officeooo:rsid="0036e850"/>
    </style:style>
    <style:style style:name="T11" style:family="text">
      <style:text-properties style:text-line-through-style="none" style:text-line-through-type="none" officeooo:rsid="003732fe"/>
    </style:style>
    <style:style style:name="T12" style:family="text">
      <style:text-properties style:text-line-through-style="none" style:text-line-through-type="none" officeooo:rsid="0038e600"/>
    </style:style>
    <style:style style:name="T13" style:family="text">
      <style:text-properties style:text-line-through-style="none" style:text-line-through-type="none" officeooo:rsid="003c7bf8"/>
    </style:style>
    <style:style style:name="T14" style:family="text">
      <style:text-properties style:text-line-through-style="none" style:text-line-through-type="none" officeooo:rsid="003e1704"/>
    </style:style>
    <style:style style:name="T15" style:family="text">
      <style:text-properties officeooo:rsid="0024cf36"/>
    </style:style>
    <style:style style:name="T16" style:family="text">
      <style:text-properties officeooo:rsid="0027dde9"/>
    </style:style>
    <style:style style:name="T17" style:family="text">
      <style:text-properties officeooo:rsid="002ee783"/>
    </style:style>
    <style:style style:name="T18" style:family="text">
      <style:text-properties officeooo:rsid="002f9096"/>
    </style:style>
    <style:style style:name="T19" style:family="text">
      <style:text-properties officeooo:rsid="0031b9da"/>
    </style:style>
    <style:style style:name="T20" style:family="text">
      <style:text-properties officeooo:rsid="003b973e"/>
    </style:style>
    <style:style style:name="T21" style:family="text">
      <style:text-properties officeooo:rsid="003e8260"/>
    </style:style>
    <style:style style:name="T22" style:family="text">
      <style:text-properties officeooo:rsid="003efd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bots : state of the art <text:span text:style-name="T1">v0,3.</text:span></text:p>
      <text:p text:style-name="P27">General structure done, filled latest technologies (with references).</text:p>
      <text:h text:style-name="Heading_20_2" text:outline-level="2">Overview</text:h>
      <text:p text:style-name="P30">Chat bots are a mainstay for <text:span text:style-name="T19">a lot of </text:span>modern task automation. <text:line-break/><text:span text:style-name="T19">For personal use like search assistant \cite{cbmz_search17}</text:span>, online purchases <text:span text:style-name="T19">facilitator </text:span><text:s/>\cite{amazonvoiceshop}, entertainment \cite{cbmz_earplay17}, video games \cite{gs_event016}), <text:span text:style-name="T19">home </text:span>domotics \cite{domotics17<text:span text:style-name="T19">}, weather reminders \cite{cbmz_poncho17}. Or</text:span> in the enterprise <text:span text:style-name="T19">for </text:span>developer task automation \cite{cbmz_howdy17}, meeting scheduling \cite{cbmz_meeting17}, internal HR organisation \cite{cbmz_hr18}), FaQ services \cite{qna}, surveys and feedback collection \cite{wizu}. New ranges of products are built around chat bots everyday, like virtual concierge for hotels check-outs \cite{cbmz_concierge18}, virtual tutors \cite{cbmz_edwin18}, <text:span text:style-name="T19">virtual influencer \cite{cmbz_vinfluencers19}</text:span> or mental health helper \cite{cbmz_woebot18}. </text:p>
      <text:h text:style-name="P28" text:outline-level="2">Complexity</text:h>
      <text:p text:style-name="P10"><text:span text:style-name="T17">The complexity of chatbots can be stratified in levels of sophistication \cite{levels18} </text:span></text:p>
      <text:p text:style-name="P10"><text:span text:style-name="T17">Notification : Some people consider notifications and firendly reminders via social media as a form of chatbot, as it is an automated message without human intervention.</text:span> </text:p>
      <text:p text:style-name="P10">FAQ : <text:span text:style-name="T17">The most basic chatbot would be able to manage a simple</text:span> conversation tree. <text:span text:style-name="T17">It is the case for most customer service chatbots in the industry that can answer very simple and on-topic questions.</text:span></text:p>
      <text:p text:style-name="P10">Contextual : <text:span text:style-name="T17">A more advanced chatbot </text:span>adapts its answers to the task. <text:span text:style-name="T17">This can require more advanced natural langage processing to detect which part of the task was changed.</text:span></text:p>
      <text:p text:style-name="P10">Personalized : <text:span text:style-name="T17">More and more chatbots are expected to </text:span>adapts <text:span text:style-name="T17">their</text:span> answers to you, <text:span text:style-name="T17">by remembering your personal informations. </text:span><text:s/></text:p>
      <text:p text:style-name="P10">Autonomous organisation of assistants : <text:span text:style-name="T17">at term, </text:span>flock of AI <text:span text:style-name="T17">could be </text:span>managing several facets of a complex task. <text:span text:style-name="T17">We can see an early example of this with Google’s product, (even though part of its tasks are actually handled by humans).</text:span></text:p>
      <text:p text:style-name="P10"/>
      <text:p text:style-name="P15">We can see that the complexity of a chatbot can be linked both to the complexity of a task and the technology <text:span text:style-name="T18">[chapter tech] </text:span>used.</text:p>
      <text:h text:style-name="P28" text:outline-level="2">Goals</text:h>
      <text:p text:style-name="P1">There are roughly two <text:span text:style-name="T15">goals to a chatbot :</text:span></text:p>
      <text:p text:style-name="P1"/>
      <text:p text:style-name="P22">« Conversation » : chat bots u<text:span text:style-name="T17">sually tries to pass as human, or at least facilitate the trading of information by acting as a human would expect \cite{ia_history19}. This human-ness can be</text:span> data-driven <text:span text:style-name="T17">by training on large conversation</text:span> datasets <text:span text:style-name="T17">and generating content trough it \cite{existor_cleverbot} \cite{tay17},</text:span> o<text:span text:style-name="T2">r</text:span> <text:span text:style-name="T17">more often it is written</text:span> by <text:span text:style-name="T3">a professional </text:span>writer <text:span text:style-name="T15">with a certain personality in mind \cite{cmbz_willcox17}</text:span>. <text:span text:style-name="T17">Some bots are strictly conversational, while others can have conversation sub-routines or try to act their personality trough how they handle their tasks\cite{cbmz_poncho17}. A lot of bots will refuse to interact with the user outside of their task. \cite{cbmz_meeting17} \cite{cbmz_concierge18}</text:span></text:p>
      <text:p text:style-name="P2"/>
      <text:p text:style-name="P22">« Problem solving » : chat bots a<text:span text:style-name="T17">re often used to solve a problem or provide a service more quickly and seamlessly than a different interface would. Problem-solving is often strictly </text:span>following a decision tree <text:span text:style-name="T17">or graph \cite{cbmz_edwin18}</text:span>, written by programmer or a planner. <text:span text:style-name="T17">Chat bots can of course give information and give text answers, but they can also generate practical actions on request.\cite{cbmz_howdy17}</text:span></text:p>
      <text:p text:style-name="P3"><text:soft-page-break/></text:p>
      <text:p text:style-name="P26">Those <text:span text:style-name="T18">goals usually</text:span> overlap as customer service chatbots try to look <text:span text:style-name="T18">approachable</text:span> and <text:span text:style-name="T18">an entertaining</text:span> chatbots could be following a <text:span text:style-name="T18">decision </text:span>tree to <text:span text:style-name="T18">try</text:span> guide their conversation partner to a specific subject\cite{cbmz_woebot18}. <text:span text:style-name="T18">It is not a requirement though, as Conversation-only chatbots exist, and </text:span>« <text:span text:style-name="T18">Serious » chat bots might have less of a personality and might be more on-task\cite{cbmz_meeting17}.</text:span></text:p>
      <text:h text:style-name="P28" text:outline-level="2">Techs</text:h>
      <text:p text:style-name="P9">There are different technologies at play. </text:p>
      <text:list xml:id="list3872661760" text:style-name="L1">
        <text:list-item>
          <text:p text:style-name="P20">Conversation tree, conversation graphs, which is a way to structure the flow of the conversation and the content written by a writer, or the resolution of a complex<text:span text:style-name="T5"> task.</text:span><text:span text:style-name="T9">\cite{cbmz_trees18} </text:span><text:span text:style-name="T8">This is usually custom-made. Chat bot scripting langages offer a structure that looks like a decision tree. </text:span><text:span text:style-name="T10">AIML templates are a hierarchical tree-like structure.</text:span><text:span text:style-name="T8"> </text:span><text:span text:style-name="T10">\{aiml} ChatScript offers a similar structure with more general matching. \{github_chatscript}. M</text:span><text:span text:style-name="T8">ore visual interfaces </text:span><text:span text:style-name="T10">also</text:span><text:span text:style-name="T8"> exist. </text:span><text:span text:style-name="T11">\{leadflip} </text:span><text:span text:style-name="T13">A simple FAQ bot would only require a conversation tree based on the existing knowledge base to work.</text:span></text:p>
        </text:list-item>
        <text:list-item>
          <text:p text:style-name="P17"><text:span text:style-name="T7">Natural Language Processing. Without it, the chatbot can only process predefined sentences or commands. </text:span><text:span text:style-name="T6">With it, it can match more varied speech patterns. </text:span><text:span text:style-name="T8">Chat bot scripting langages </text:span><text:span text:style-name="T12">like ChatScript</text:span><text:span text:style-name="T8"> offer NLP tools similar to regex </text:span><text:span text:style-name="T11">matching</text:span><text:span text:style-name="T8">, </text:span><text:span text:style-name="T11">with packages of interchangeable synonyms and wording already available</text:span><text:span text:style-name="T8">.\cite{cmbz_willcox17} More advanced tools are available trough libraries like DialogFlow. </text:span><text:span text:style-name="T11">\cite{dialogflow} </text:span><text:span text:style-name="T14">Any chatbot that can accept freely typed user inputs must have some NLP to interpret it, even if it translates it to a simple command afterwards.</text:span></text:p>
        </text:list-item>
        <text:list-item>
          <text:p text:style-name="P19"><text:span text:style-name="T4">Knowledge database. Often triplets, json entries or sentences, ontologies to feed the chatbot useable knowledge or remember informations. There are different approaches. ChatScript comes with some pre-defined concepts in the form of patterns. « </text:span>For representation, we use fact triples, subject-verb-object (SVO), fixed verb and ordering of fact. » <text:span text:style-name="T18">\cite{cmbz_willcox17} Wordnet \cite{wordnet}, a lexical database for english, can be used as an ontology for nouns. This can be used in Loebner competition to answer some of the general-knowledge questions. \cite{cmbz_willcox17} One advanced example would be the supercomputer Watson which is able to answer general trivia questions. \cite{whatswatson}It is using DeepQA, « </text:span>a software architecture for deep content analysis and evidence-based reasoning<text:span text:style-name="T18"> » \cite{ibm_2016}. </text:span></text:p>
        </text:list-item>
        <text:list-item>
          <text:p text:style-name="P19"><text:span text:style-name="T4"><text:s/>Similarly, a chatbot should also able to create new knowledge on the fly. A conversation chatbot will have to learn things from its interlocutor by remembering informations stored as triples. Chatscript allows to create new patterns to store simple informations.</text:span></text:p>
        </text:list-item>
        <text:list-item>
          <text:p text:style-name="P18"><text:span text:style-name="T4">Neural network with conversation data. A lot of chatbots exist using this, but they often don’t make convincing conversation partners, either speaking gibberish because of the randomness of the data they are fed (Cleverbot repeats what users write him \cite{cleverbot}) or becoming increasingly focused on some topics because of a bias in the data (Microsoft’s Tay was influenced by the tweet it was interacting with \cite{tay17}, IBM’s Watson’s speech patterns were heavily influenced by visiting certain sites \cite{watson13}). Recently, there have been advances in text generation by OpenAI using « </text:span>GPT-2 <text:span text:style-name="T20">[…] </text:span>a large <text:a xlink:type="simple" xlink:href="https://arxiv.org/abs/1706.03762" office:target-frame-name="_blank" xlink:show="new" text:style-name="Internet_20_link" text:visited-style-name="Visited_20_Internet_20_Link">transformer</text:a>-based <text:span text:style-name="T20">[\cite{DBLP:journals/corr/VaswaniSPUJGKP17}]</text:span> language model with 1.5 billion parameters, trained on a dataset of 8 million web pages. », <text:span text:style-name="T20">making it able to create full text based on the style of a sample.</text:span> <text:bookmark text:name="fnref1"/><text:s/><text:span text:style-name="T18"><text:s/>\cite{openai_paper} \cite{openai_language}. The full model however was not released to the public, « </text:span>Due to concerns about large language models being used to generate deceptive, biased, or abusive language at scale » <text:span text:style-name="T18">\cite{openai_language}</text:span></text:p>
        </text:list-item>
      </text:list>
      <text:p text:style-name="P21"/>
      <text:p text:style-name="P11"/>
      <text:h text:style-name="P28" text:outline-level="2"><text:soft-page-break/>Examples and tech</text:h>
      <text:p text:style-name="P1"><text:span text:style-name="T21">There are examples of c</text:span>onversation bots that are <text:s/>trained on user inputs <text:span text:style-name="T21">interacting with the bot</text:span>, <text:span text:style-name="T21">as it is easier to collect, but can also be low quality.</text:span></text:p>
      <text:p text:style-name="P1">-Cleverbot <text:span text:style-name="T21">was</text:span> directly trained on people conversing with Cleverbot. <text:span text:style-name="T21">\cite{cleverbot}</text:span></text:p>
      <text:p text:style-name="P24">-TAY was trained on <text:span text:style-name="T21">people t</text:span>w<text:span text:style-name="T21">eeting it</text:span>. <text:span text:style-name="T21">An older version trained on Chinese social media was working very well. \cite{tay17}</text:span></text:p>
      <text:p text:style-name="P1">-<text:span text:style-name="T21">GPT2 was trained on websites featured on reddit (a link aggregator) with positive voting from the community. \cite{GPT2explain} This « general knowledge » is then refined to fit a subject or the style of a given sample of text. </text:span></text:p>
      <text:p text:style-name="P1"/>
      <text:p text:style-name="P1"/>
      <text:p text:style-name="P25">Trained AI require a big amount of data, so sorting this data and using it efficiently is one of the challenges. If the training data is very chaotic, the bot itself will be poorly coherent. <text:span text:style-name="T22">By training on data that has been trough some selection, the quality of the data improves.</text:span></text:p>
      <text:p text:style-name="P25"/>
      <text:p text:style-name="P27">On the other end, there are conversation bots for which every answer was written by a writer/programmer. </text:p>
      <text:p text:style-name="P27"/>
      <text:p text:style-name="P1">Trained AI can also be trained on specific trees to generate co<text:span text:style-name="T3">n</text:span>versation trees rather than having them written out by a human writer. [TOFS] Scripting matching.</text:p>
      <text:p text:style-name="P12">Examples of scripted bots :</text:p>
      <text:p text:style-name="P12"/>
      <text:p text:style-name="P1">Scripting the whole tree usually require dev input for every structure.</text:p>
      <text:p text:style-name="P1">For example, a query for weather would look like </text:p>
      <text:p text:style-name="P1">[query] [meteo, weather, sky]</text:p>
      <text:p text:style-name="P1">The ChatBot then has to match « what’s the weather ? », « tell me the meteo »</text:p>
      <text:p text:style-name="P1">and output : task , [present] weather [info]</text:p>
      <text:p text:style-name="P1">Understanding what a query is, or synonym for weather, is part of Natural Language Processing.</text:p>
      <text:p text:style-name="P1">A lot of it is written by hand to match every possible combination. Such matching patterns can then be reused in different context.</text:p>
      <text:p text:style-name="P1">It is possible to process wide databases with such rules.</text:p>
      <text:h text:style-name="P28" text:outline-level="2">Focus on Loebner bots</text:h>
      <text:h text:style-name="P28" text:outline-level="2">Focus on scripting</text:h>
      <text:h text:style-name="P29" text:outline-level="3">Make a FAQ bot</text:h>
      <text:p text:style-name="P5">How it’s done : consumer-grade chatbots</text:p>
      <text:p text:style-name="P5">Inquiries are analysed then turned into AIML.</text:p>
      <text:p text:style-name="P16">Either an interface asks the user example sentences, or the user enters AIML directly.</text:p>
      <text:h text:style-name="P29" text:outline-level="3">Make a complex bot</text:h>
      <text:h text:style-name="P28" text:outline-level="2">Full stack review for a scripted bot</text:h>
      <text:h text:style-name="P29" text:outline-level="3">Comparison AIML/Chatscript</text:h>
      <text:p text:style-name="P5"/>
      <text:p text:style-name="P13">The leading technology for writing a matching tree chatbot AI is AIML.</text:p>
      <text:p text:style-name="P13">An alternative is ChatScript, which claims to have better expressivity.</text:p>
      <text:p text:style-name="P13"><text:soft-page-break/><text:a xlink:type="simple" xlink:href="https://www.gamasutra.com/blogs/BruceWilcox/20110622/7840/Suzette_the_Most_Human_Computer.php" text:style-name="Internet_20_link" text:visited-style-name="Visited_20_Internet_20_Link">https://www.gamasutra.com/blogs/BruceWilcox/20110622/7840/Suzette_the_Most_Human_Computer.php</text:a></text:p>
      <text:p text:style-name="P13"><text:a xlink:type="simple" xlink:href="https://gamasutra.com/blogs/BruceWilcox/20141020/228091/Winning_the_Loebners.php" text:style-name="Internet_20_link" text:visited-style-name="Visited_20_Internet_20_Link">https://gamasutra.com/blogs/BruceWilcox/20141020/228091/Winning_the_Loebners.php</text:a></text:p>
      <text:p text:style-name="P14">Another possibility is Riverscript. <text:a xlink:type="simple" xlink:href="https://www.rivescript.com/about" text:style-name="Internet_20_link" text:visited-style-name="Visited_20_Internet_20_Link">https://www.rivescript.com/about</text:a> </text:p>
      <text:p text:style-name="P8">But without scripting the chatbot directly, we can also provide several examples of « utterances » to a program that builds the script for us.</text:p>
      <text:p text:style-name="P8">Those tools try to derive meaning from utterances and find the corresponding answer using Natural Language Processing.</text:p>
      <text:p text:style-name="P8"><text:a xlink:type="simple" xlink:href="https://chatbotsmagazine.com/deep-logic-for-support-ai-chatbots-c7fb83518c90" text:style-name="Internet_20_link" text:visited-style-name="Visited_20_Internet_20_Link">https://chatbotsmagazine.com/deep-logic-for-support-ai-chatbots-c7fb83518c90</text:a></text:p>
      <text:p text:style-name="P8"/>
      <text:p text:style-name="P8">Writing the question-answer pairs is one thing, but we also have to build a decision tree in which those fit.</text:p>
      <text:p text:style-name="P8"/>
      <text:p text:style-name="P8">This can be an easy task depending on the problem to solve, for example answering a specific question or providing customer service, or can be more difficult like carrying a conversation.</text:p>
      <text:p text:style-name="P8"/>
      <text:p text:style-name="P8">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8"/>
      <text:p text:style-name="P8">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h text:style-name="Heading_20_3" text:outline-level="3">Comparison NLP tools</text:h>
      <text:h text:style-name="P29" text:outline-level="3">Comparison other tools</text:h>
      <text:p text:style-name="P4"/>
      <text:p text:style-name="P4"/>
      <text:h text:style-name="Heading_20_2" text:outline-level="2">Interface</text:h>
      <text:p text:style-name="P4">The text chatbot AI can then interface with any program that uses text as input and output.</text:p>
      <text:p text:style-name="P4">Notable example : social web platforms like Facebook, Reddit or Twitter have tools and services to create chatbots easily.</text:p>
      <text:p text:style-name="P4">Communication apps like Telegram, Discord… can also have chatbots. You can self-host a chat-bot.</text:p>
      <text:p text:style-name="P4">Virtual assistants like Alexa, Google Assistant etc. show example of using text-to-voice and voice-to-text to interface with a chatbot.</text:p>
      <text:p text:style-name="P4">Chat applications have sometimes chatbots. Very simple chatbots in the wild can be seen serving ads or scams to their conversation partner.</text:p>
      <text:p text:style-name="P4">Some MMO games have chatbots that administrate some segment of the game. They usually take and answer to simple commands, or organise games and events for players.</text:p>
      <text:p text:style-name="P4">Customer help line chats often have chat bots trying to guide customers into their service tree. The trees are often simple and so the options are often made explicit to the customer, reducing the illusion of chatting and more like browsing a menu.</text:p>
      <text:p text:style-name="P4">So there are a wide variety of uses for chat bots, and their complexity range from an explicit tree to a set of commands, a matching tree, or neurally-generated answers.</text:p>
      <text:p text:style-name="P4"/>
      <text:h text:style-name="Heading_20_2" text:outline-level="2"><text:span text:style-name="T16">O</text:span>ur purposes</text:h>
      <text:p text:style-name="P5"><text:s/>a matching tree or a set of commands seems the most fitting,</text:p>
      <text:p text:style-name="P7"><text:soft-page-break/></text:p>
      <text:p text:style-name="P6"/>
      <text:p text:style-name="P6">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6"/>
      <text:p text:style-name="P6">Since our Chat Bot’s logic would follow decision trees based on game theor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26T20:16:18.616000000</dc:date>
    <meta:editing-duration>PT1H49M53S</meta:editing-duration>
    <meta:editing-cycles>17</meta:editing-cycles>
    <meta:generator>LibreOffice/5.4.7.2$Windows_X86_64 LibreOffice_project/c838ef25c16710f8838b1faec480ebba495259d0</meta:generator>
    <meta:document-statistic meta:table-count="0" meta:image-count="0" meta:object-count="0" meta:page-count="5" meta:paragraph-count="77" meta:word-count="1816" meta:character-count="12201" meta:non-whitespace-character-count="10449"/>
  </office:meta>
</office:document-meta>
</file>